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-Regular" svg:font-family="Menlo-Regular"/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Tableau1" style:family="table">
      <style:table-properties style:width="19.41cm" fo:margin-left="-1.037cm" table:align="left"/>
    </style:style>
    <style:style style:name="Tableau1.A" style:family="table-column">
      <style:table-column-properties style:column-width="19.41cm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9.403cm" fo:margin-left="-1.037cm" table:align="left"/>
    </style:style>
    <style:style style:name="Tableau2.A" style:family="table-column">
      <style:table-column-properties style:column-width="19.403cm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9.403cm" fo:margin-left="-1.037cm" table:align="left"/>
    </style:style>
    <style:style style:name="Tableau3.A" style:family="table-column">
      <style:table-column-properties style:column-width="19.403cm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9.403cm" fo:margin-left="-1.037cm" table:align="left"/>
    </style:style>
    <style:style style:name="Tableau4.A" style:family="table-column">
      <style:table-column-properties style:column-width="19.403cm"/>
    </style:style>
    <style:style style:name="Tableau4.A1" style:family="table-cell">
      <style:table-cell-properties fo:padding="0.097cm" fo:border="0.05pt solid #000000"/>
    </style:style>
    <style:style style:name="P1" style:family="paragraph" style:parent-style-name="Footer">
      <style:text-properties officeooo:paragraph-rsid="017864fa"/>
    </style:style>
    <style:style style:name="P2" style:family="paragraph" style:parent-style-name="Signature">
      <style:paragraph-properties fo:text-align="end" style:justify-single-word="false"/>
      <style:text-properties fo:color="#000000" style:font-name="Cambria" fo:font-size="8pt" fo:language="en" fo:country="US" officeooo:paragraph-rsid="000ada70" style:font-size-asian="8pt" style:font-size-complex="8pt"/>
    </style:style>
    <style:style style:name="P3" style:family="paragraph" style:parent-style-name="Heading">
      <style:paragraph-properties fo:line-height="0.499cm" fo:text-align="center" style:justify-single-word="false"/>
      <style:text-properties fo:color="#000000" style:font-name="Cambria" fo:font-size="16pt" fo:language="en" fo:country="US" fo:font-weight="bold" officeooo:paragraph-rsid="000ada70" style:font-size-asian="16pt" style:font-weight-asian="bold" style:font-size-complex="16pt" style:font-weight-complex="bold"/>
    </style:style>
    <style:style style:name="P4" style:family="paragraph" style:parent-style-name="Heading">
      <style:paragraph-properties fo:line-height="0.499cm" fo:text-align="center" style:justify-single-word="false"/>
      <style:text-properties fo:color="#000000" style:font-name="Cambria" fo:language="en" fo:country="US" officeooo:rsid="00505df7" officeooo:paragraph-rsid="000ada70"/>
    </style:style>
    <style:style style:name="P5" style:family="paragraph" style:parent-style-name="Text_20_body">
      <style:text-properties fo:font-size="12pt" fo:language="en" fo:country="US" fo:font-weight="bold" officeooo:rsid="00185bcb" officeooo:paragraph-rsid="000ada70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left="1.251cm" fo:margin-right="0cm" fo:text-indent="0cm" style:auto-text-indent="false"/>
      <style:text-properties fo:color="#000000" style:font-name="FreeMono" fo:font-size="10pt" fo:language="en" fo:country="US" fo:font-style="italic" officeooo:rsid="00267238" officeooo:paragraph-rsid="000ada70" style:font-name-asian="Menlo-Regular" style:font-size-asian="10pt" style:font-style-asian="italic" style:font-name-complex="Menlo-Regular" style:font-size-complex="10pt" style:font-style-complex="italic"/>
    </style:style>
    <style:style style:name="P7" style:family="paragraph" style:parent-style-name="Contents_20_Heading">
      <style:text-properties officeooo:paragraph-rsid="000ada70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0ada70"/>
    </style:style>
    <style:style style:name="P9" style:family="paragraph" style:parent-style-name="Standard">
      <style:text-properties fo:language="en" fo:country="US" fo:font-style="normal" fo:font-weight="normal" officeooo:rsid="0016dde5" officeooo:paragraph-rsid="000ada70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Liberation Serif" fo:font-size="12pt" fo:language="en" fo:country="US" fo:font-style="normal" fo:font-weight="normal" officeooo:rsid="0016dde5" officeooo:paragraph-rsid="000ada70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style:font-name="Courier 10 Pitch" fo:font-size="9pt" fo:font-weight="bold" officeooo:paragraph-rsid="000ada70" style:font-size-asian="9pt" style:font-weight-asian="bold" style:font-size-complex="9pt" style:font-weight-complex="bold"/>
    </style:style>
    <style:style style:name="P12" style:family="paragraph" style:parent-style-name="Standard">
      <style:text-properties officeooo:paragraph-rsid="000ada70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10 Pitch" fo:font-size="9pt" officeooo:rsid="019a3d98" officeooo:paragraph-rsid="000ada70" style:font-size-asian="9pt" style:font-size-complex="9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ae00" style:font-name="Courier 10 Pitch" fo:font-size="9pt" officeooo:rsid="002883b7" officeooo:paragraph-rsid="000ada70" style:font-size-asian="9pt" style:font-size-complex="9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ae00" style:font-name="Courier 10 Pitch" fo:font-size="9pt" officeooo:rsid="019a3d98" officeooo:paragraph-rsid="000ada70" style:font-size-asian="9pt" style:font-size-complex="9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dc2300" style:font-name="Courier 10 Pitch" fo:font-size="9pt" officeooo:rsid="019a3d98" officeooo:paragraph-rsid="000ada70" style:font-size-asian="9pt" style:font-size-complex="9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font-size="9pt" officeooo:rsid="019a3d98" officeooo:paragraph-rsid="000ada70" style:font-size-asian="9pt" style:font-size-complex="9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font-size="9pt" officeooo:rsid="019a8f58" officeooo:paragraph-rsid="000ada70" style:font-size-asian="9pt" style:font-size-complex="9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font-size="9pt" officeooo:rsid="019a9acc" officeooo:paragraph-rsid="000ada70" style:font-size-asian="9pt" style:font-size-complex="9pt"/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paragraph-rsid="000ada70"/>
    </style:style>
    <style:style style:name="P21" style:family="paragraph" style:parent-style-name="Standard" style:list-style-name="L1">
      <style:text-properties fo:color="#000000" style:font-name="Liberation Serif" fo:font-size="12pt" fo:language="en" fo:country="US" fo:font-style="normal" fo:font-weight="normal" officeooo:rsid="00042641" officeooo:paragraph-rsid="000ada70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1">
      <style:text-properties fo:color="#000000" style:font-name="Liberation Serif" fo:language="en" fo:country="US" fo:font-style="normal" fo:font-weight="normal" officeooo:rsid="005f5488" officeooo:paragraph-rsid="000ada70" style:font-style-asian="normal" style:font-weight-asian="normal" style:font-style-complex="normal" style:font-weight-complex="normal"/>
    </style:style>
    <style:style style:name="P23" style:family="paragraph" style:parent-style-name="Standard" style:list-style-name="L2">
      <style:text-properties fo:language="en" fo:country="US" officeooo:paragraph-rsid="000ada70"/>
    </style:style>
    <style:style style:name="P24" style:family="paragraph" style:parent-style-name="Standard" style:list-style-name="L2">
      <style:text-properties fo:language="en" fo:country="US" officeooo:rsid="000800f8" officeooo:paragraph-rsid="000ada70"/>
    </style:style>
    <style:style style:name="P25" style:family="paragraph" style:parent-style-name="Standard" style:list-style-name="L2">
      <style:text-properties fo:language="en" fo:country="US" fo:font-style="italic" fo:font-weight="normal" officeooo:rsid="000800f8" officeooo:paragraph-rsid="000ada70" style:font-style-asian="italic" style:font-weight-asian="normal" style:font-style-complex="italic" style:font-weight-complex="normal"/>
    </style:style>
    <style:style style:name="P26" style:family="paragraph" style:parent-style-name="Standard" style:list-style-name="L2">
      <style:text-properties fo:language="en" fo:country="US" fo:font-style="italic" fo:font-weight="normal" officeooo:rsid="0009b12a" officeooo:paragraph-rsid="000ada70" style:font-style-asian="italic" style:font-weight-asian="normal" style:font-style-complex="italic" style:font-weight-complex="normal"/>
    </style:style>
    <style:style style:name="P27" style:family="paragraph" style:parent-style-name="Standard" style:list-style-name="L2">
      <style:text-properties fo:language="en" fo:country="US" fo:font-style="normal" fo:font-weight="normal" officeooo:paragraph-rsid="000ada70" style:font-style-asian="normal" style:font-weight-asian="normal" style:font-style-complex="normal" style:font-weight-complex="normal"/>
    </style:style>
    <style:style style:name="P28" style:family="paragraph" style:parent-style-name="Standard" style:list-style-name="L2">
      <style:text-properties fo:language="en" fo:country="US" fo:font-style="normal" fo:font-weight="normal" officeooo:rsid="0016dde5" officeooo:paragraph-rsid="000ada70" style:font-style-asian="normal" style:font-weight-asian="normal" style:font-style-complex="normal" style:font-weight-complex="normal"/>
    </style:style>
    <style:style style:name="P29" style:family="paragraph" style:parent-style-name="Standard" style:list-style-name="L4">
      <style:text-properties officeooo:paragraph-rsid="000ada70"/>
    </style:style>
    <style:style style:name="P30" style:family="paragraph" style:parent-style-name="Standard">
      <style:text-properties style:font-name="Courier 10 Pitch" fo:font-size="9pt" fo:font-weight="bold" officeooo:paragraph-rsid="000ada70" style:font-size-asian="9pt" style:font-weight-asian="bold" style:font-size-complex="9pt" style:font-weight-complex="bold"/>
    </style:style>
    <style:style style:name="P31" style:family="paragraph" style:parent-style-name="Standard" style:list-style-name="L2">
      <style:paragraph-properties fo:margin-left="0cm" fo:margin-right="0cm" fo:text-indent="-0.635cm" style:auto-text-indent="false"/>
      <style:text-properties fo:language="en" fo:country="US" officeooo:paragraph-rsid="000ada70"/>
    </style:style>
    <style:style style:name="P32" style:family="paragraph" style:parent-style-name="Standard" style:list-style-name="L2">
      <style:paragraph-properties fo:margin-left="0cm" fo:margin-right="0cm" fo:text-indent="0cm" style:auto-text-indent="false"/>
      <style:text-properties fo:language="en" fo:country="US" fo:font-style="normal" officeooo:paragraph-rsid="000ada70" style:font-style-asian="normal" style:font-style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dc2300" style:font-name="Courier 10 Pitch" fo:font-size="9pt" officeooo:rsid="01999776" officeooo:paragraph-rsid="000ada70" style:font-size-asian="9pt" style:font-size-complex="9pt"/>
    </style:style>
    <style:style style:name="P34" style:family="paragraph" style:parent-style-name="Text_20_body" style:list-style-name="L3">
      <style:text-properties officeooo:paragraph-rsid="000ada70"/>
    </style:style>
    <style:style style:name="P35" style:family="paragraph" style:parent-style-name="Text_20_body" style:list-style-name="L3">
      <style:text-properties officeooo:rsid="000726ce" officeooo:paragraph-rsid="000ada70"/>
    </style:style>
    <style:style style:name="P36" style:family="paragraph" style:parent-style-name="Text_20_body" style:list-style-name="L5">
      <style:text-properties officeooo:paragraph-rsid="000ada70"/>
    </style:style>
    <style:style style:name="P37" style:family="paragraph" style:parent-style-name="Text_20_body" style:list-style-name="L5">
      <style:text-properties fo:font-size="12pt" fo:language="en" fo:country="US" officeooo:paragraph-rsid="000ada70" style:font-size-asian="12pt" style:font-size-complex="12pt"/>
    </style:style>
    <style:style style:name="P38" style:family="paragraph" style:parent-style-name="Text_20_body" style:list-style-name="L5">
      <style:text-properties fo:font-size="12pt" fo:language="en" fo:country="US" fo:font-weight="bold" officeooo:rsid="0028fe82" officeooo:paragraph-rsid="000ada70" style:font-size-asian="12pt" style:font-weight-asian="bold" style:font-size-complex="12pt" style:font-weight-complex="bold"/>
    </style:style>
    <style:style style:name="P39" style:family="paragraph" style:parent-style-name="Text_20_body" style:list-style-name="L5">
      <style:text-properties fo:font-size="12pt" fo:language="en" fo:country="US" fo:font-weight="bold" officeooo:rsid="00185bcb" officeooo:paragraph-rsid="000ada70" style:font-size-asian="12pt" style:font-weight-asian="bold" style:font-size-complex="12pt" style:font-weight-complex="bold"/>
    </style:style>
    <style:style style:name="P40" style:family="paragraph" style:parent-style-name="Text_20_body" style:list-style-name="L5">
      <style:text-properties fo:font-size="12pt" fo:language="en" fo:country="US" fo:font-weight="normal" officeooo:rsid="002a9e46" officeooo:paragraph-rsid="000ada70" style:font-size-asian="12pt" style:font-weight-asian="normal" style:font-size-complex="12pt" style:font-weight-complex="normal"/>
    </style:style>
    <style:style style:name="P41" style:family="paragraph" style:parent-style-name="Text_20_body" style:list-style-name="L5">
      <style:text-properties fo:font-size="12pt" fo:language="en" fo:country="US" fo:font-weight="normal" officeooo:rsid="002c1f7b" officeooo:paragraph-rsid="000ada70" style:font-size-asian="12pt" style:font-weight-asian="normal" style:font-size-complex="12pt" style:font-weight-complex="normal"/>
    </style:style>
    <style:style style:name="P42" style:family="paragraph" style:parent-style-name="Text_20_body" style:list-style-name="L5">
      <style:text-properties fo:font-size="12pt" fo:language="en" fo:country="US" fo:font-weight="normal" officeooo:rsid="00311e42" officeooo:paragraph-rsid="000ada70" style:font-size-asian="12pt" style:font-weight-asian="normal" style:font-size-complex="12pt" style:font-weight-complex="normal"/>
    </style:style>
    <style:style style:name="P43" style:family="paragraph" style:parent-style-name="Text_20_body" style:list-style-name="L5">
      <style:text-properties fo:font-size="12pt" fo:language="en" fo:country="US" fo:font-weight="normal" officeooo:rsid="0031a4c6" officeooo:paragraph-rsid="000ada70" style:font-size-asian="12pt" style:font-weight-asian="normal" style:font-size-complex="12pt" style:font-weight-complex="normal"/>
    </style:style>
    <style:style style:name="P44" style:family="paragraph" style:parent-style-name="Text_20_body" style:list-style-name="L5">
      <style:text-properties fo:font-size="12pt" fo:language="en" fo:country="US" fo:font-weight="normal" officeooo:rsid="0031d082" officeooo:paragraph-rsid="000ada70" style:font-size-asian="12pt" style:font-weight-asian="normal" style:font-size-complex="12pt" style:font-weight-complex="normal"/>
    </style:style>
    <style:style style:name="P45" style:family="paragraph" style:parent-style-name="Text_20_body" style:list-style-name="L5">
      <style:text-properties fo:font-size="12pt" fo:language="en" fo:country="US" fo:font-weight="normal" officeooo:rsid="00403503" officeooo:paragraph-rsid="000ada70" style:font-size-asian="12pt" style:font-weight-asian="normal" style:font-size-complex="12pt" style:font-weight-complex="normal"/>
    </style:style>
    <style:style style:name="P46" style:family="paragraph" style:parent-style-name="Text_20_body" style:list-style-name="L5">
      <style:text-properties fo:font-size="12pt" fo:language="en" fo:country="US" fo:font-weight="normal" officeooo:rsid="00417668" officeooo:paragraph-rsid="000ada70" style:font-size-asian="12pt" style:font-weight-asian="normal" style:font-size-complex="12pt" style:font-weight-complex="normal"/>
    </style:style>
    <style:style style:name="P47" style:family="paragraph" style:parent-style-name="Text_20_body" style:list-style-name="L5">
      <style:text-properties officeooo:rsid="002a9e46" officeooo:paragraph-rsid="000ada70"/>
    </style:style>
    <style:style style:name="P48" style:family="paragraph" style:parent-style-name="Text_20_body" style:list-style-name="L5">
      <style:text-properties fo:font-weight="bold" officeooo:rsid="002a9e46" officeooo:paragraph-rsid="000ada70" style:font-weight-asian="bold" style:font-weight-complex="bold"/>
    </style:style>
    <style:style style:name="P49" style:family="paragraph" style:parent-style-name="Text_20_body" style:list-style-name="L5">
      <style:text-properties fo:font-weight="bold" officeooo:rsid="0031d082" officeooo:paragraph-rsid="000ada70" style:font-weight-asian="bold" style:font-weight-complex="bold"/>
    </style:style>
    <style:style style:name="P50" style:family="paragraph" style:parent-style-name="Text_20_body" style:list-style-name="L5">
      <style:text-properties fo:font-weight="bold" officeooo:rsid="00337292" officeooo:paragraph-rsid="000ada70" style:font-weight-asian="bold" style:font-weight-complex="bold"/>
    </style:style>
    <style:style style:name="P51" style:family="paragraph" style:parent-style-name="Text_20_body" style:list-style-name="L5">
      <style:text-properties fo:font-weight="bold" officeooo:rsid="00338c8c" officeooo:paragraph-rsid="000ada70" style:font-weight-asian="bold" style:font-weight-complex="bold"/>
    </style:style>
    <style:style style:name="P52" style:family="paragraph" style:parent-style-name="Text_20_body" style:list-style-name="L5">
      <style:text-properties officeooo:rsid="002df179" officeooo:paragraph-rsid="000ada70"/>
    </style:style>
    <style:style style:name="P53" style:family="paragraph" style:parent-style-name="Text_20_body" style:list-style-name="L5">
      <style:text-properties officeooo:rsid="002feaeb" officeooo:paragraph-rsid="000ada70"/>
    </style:style>
    <style:style style:name="P54" style:family="paragraph" style:parent-style-name="Text_20_body" style:list-style-name="L5">
      <style:text-properties officeooo:rsid="003048fc" officeooo:paragraph-rsid="000ada70"/>
    </style:style>
    <style:style style:name="P55" style:family="paragraph" style:parent-style-name="Text_20_body" style:list-style-name="L5">
      <style:text-properties officeooo:rsid="0031a4c6" officeooo:paragraph-rsid="000ada70"/>
    </style:style>
    <style:style style:name="P56" style:family="paragraph" style:parent-style-name="Text_20_body" style:list-style-name="L5">
      <style:text-properties officeooo:rsid="0031d082" officeooo:paragraph-rsid="000ada70"/>
    </style:style>
    <style:style style:name="P57" style:family="paragraph" style:parent-style-name="Text_20_body" style:list-style-name="L5">
      <style:text-properties officeooo:rsid="00403503" officeooo:paragraph-rsid="000ada70"/>
    </style:style>
    <style:style style:name="P58" style:family="paragraph" style:parent-style-name="Text_20_body" style:list-style-name="L5">
      <style:text-properties officeooo:rsid="019411ac" officeooo:paragraph-rsid="000ada70"/>
    </style:style>
    <style:style style:name="P59" style:family="paragraph" style:parent-style-name="Heading_20_1">
      <style:text-properties officeooo:paragraph-rsid="000ada70"/>
    </style:style>
    <style:style style:name="P60" style:family="paragraph" style:parent-style-name="Heading_20_1">
      <style:text-properties style:font-name="Liberation Sans" fo:font-size="16.1000003814697pt" fo:language="en" fo:country="US" fo:font-weight="bold" officeooo:rsid="004a87be" officeooo:paragraph-rsid="000ada70" style:font-name-asian="文泉驛正黑" style:font-size-asian="16.1000003814697pt" style:font-weight-asian="bold" style:font-name-complex="Lohit Devanagari" style:font-size-complex="16.1000003814697pt" style:font-weight-complex="bold"/>
    </style:style>
    <style:style style:name="P61" style:family="paragraph" style:parent-style-name="Heading_20_2">
      <style:text-properties officeooo:paragraph-rsid="000ada70"/>
    </style:style>
    <style:style style:name="P62" style:family="paragraph" style:parent-style-name="Heading_20_2">
      <style:text-properties fo:color="#000000" style:text-outline="false" style:text-line-through-style="none" style:text-line-through-type="none" style:font-name="Cambria" fo:font-size="14pt" fo:language="en" fo:country="US" fo:font-style="italic" fo:text-shadow="none" style:text-underline-style="none" fo:font-weight="bold" officeooo:rsid="0000a558" officeooo:paragraph-rsid="000ada70" style:letter-kerning="true" style:font-name-asian="文泉驛正黑" style:font-size-asian="14pt" style:font-style-asian="italic" style:font-weight-asian="bold" style:font-name-complex="Lohit Devanagari" style:font-size-complex="14pt" style:font-style-complex="italic" style:font-weight-complex="bold" style:text-emphasize="none"/>
    </style:style>
    <style:style style:name="T1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language="en" fo:country="US" fo:font-style="normal" fo:font-weight="bold" officeooo:rsid="00201584" style:font-style-asian="normal" style:font-weight-asian="bold" style:font-style-complex="normal" style:font-weight-complex="bold"/>
    </style:style>
    <style:style style:name="T3" style:family="text">
      <style:text-properties fo:language="en" fo:country="US" fo:font-style="normal" fo:font-weight="bold" officeooo:rsid="000800f8" style:font-style-asian="normal" style:font-weight-asian="bold" style:font-style-complex="normal" style:font-weight-complex="bold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fo:font-weight="normal" officeooo:rsid="0020fe72" style:font-style-asian="normal" style:font-weight-asian="normal" style:font-style-complex="normal" style:font-weight-complex="normal"/>
    </style:style>
    <style:style style:name="T6" style:family="text">
      <style:text-properties fo:language="en" fo:country="US" fo:font-style="normal" fo:font-weight="normal" officeooo:rsid="002146f0" style:font-style-asian="normal" style:font-weight-asian="normal" style:font-style-complex="normal" style:font-weight-complex="normal"/>
    </style:style>
    <style:style style:name="T7" style:family="text">
      <style:text-properties fo:language="en" fo:country="US" fo:font-style="normal" fo:font-weight="normal" officeooo:rsid="00236b11" style:font-style-asian="normal" style:font-weight-asian="normal" style:font-style-complex="normal" style:font-weight-complex="normal"/>
    </style:style>
    <style:style style:name="T8" style:family="text">
      <style:text-properties fo:language="en" fo:country="US" fo:font-style="normal" fo:font-weight="normal" officeooo:rsid="002883b7" style:font-style-asian="normal" style:font-weight-asian="normal" style:font-style-complex="normal" style:font-weight-complex="normal"/>
    </style:style>
    <style:style style:name="T9" style:family="text">
      <style:text-properties fo:language="en" fo:country="US" fo:font-style="normal" fo:font-weight="normal" officeooo:rsid="00256e6d" style:font-style-asian="normal" style:font-weight-asian="normal" style:font-style-complex="normal" style:font-weight-complex="normal"/>
    </style:style>
    <style:style style:name="T10" style:family="text">
      <style:text-properties fo:language="en" fo:country="US" fo:font-weight="bold" officeooo:rsid="000800f8" style:font-weight-asian="bold" style:font-weight-complex="bold"/>
    </style:style>
    <style:style style:name="T11" style:family="text">
      <style:text-properties fo:color="#000000" style:font-name="Cambria" fo:language="en" fo:country="US" fo:font-style="italic" style:font-style-asian="italic" style:font-style-complex="italic"/>
    </style:style>
    <style:style style:name="T12" style:family="text">
      <style:text-properties fo:color="#000000" style:font-name="Cambria" fo:language="en" fo:country="US" fo:font-style="italic" officeooo:rsid="0000a558" style:font-style-asian="italic" style:font-style-complex="italic"/>
    </style:style>
    <style:style style:name="T13" style:family="text">
      <style:text-properties fo:color="#000000" style:text-outline="false" style:text-line-through-style="none" style:text-line-through-type="none" style:font-name="Cambria" fo:font-size="14pt" fo:language="en" fo:country="US" fo:font-style="italic" fo:text-shadow="none" style:text-underline-style="none" fo:font-weight="bold" officeooo:rsid="0000a558" style:letter-kerning="true" style:font-name-asian="文泉驛正黑" style:font-size-asian="14pt" style:font-style-asian="italic" style:font-weight-asian="bold" style:font-name-complex="Lohit Devanagari" style:font-size-complex="14pt" style:font-style-complex="italic" style:font-weight-complex="bold" style:text-emphasize="none"/>
    </style:style>
    <style:style style:name="T14" style:family="text">
      <style:text-properties fo:color="#000000" style:text-outline="false" style:text-line-through-style="none" style:text-line-through-type="none" style:font-name="Cambria" fo:font-size="14pt" fo:language="en" fo:country="US" fo:font-style="italic" fo:text-shadow="none" style:text-underline-style="none" fo:font-weight="bold" officeooo:rsid="000800f8" style:letter-kerning="true" style:font-name-asian="文泉驛正黑" style:font-size-asian="14pt" style:font-style-asian="italic" style:font-weight-asian="bold" style:font-name-complex="Lohit Devanagari" style:font-size-complex="14pt" style:font-style-complex="italic" style:font-weight-complex="bold" style:text-emphasize="none"/>
    </style:style>
    <style:style style:name="T15" style:family="text">
      <style:text-properties fo:color="#000000" style:text-outline="false" style:text-line-through-style="none" style:text-line-through-type="none" style:font-name="Cambria" fo:font-size="14pt" fo:language="en" fo:country="US" fo:font-style="italic" fo:text-shadow="none" style:text-underline-style="none" fo:font-weight="bold" officeooo:rsid="00142195" style:letter-kerning="true" style:font-name-asian="文泉驛正黑" style:font-size-asian="14pt" style:font-style-asian="italic" style:font-weight-asian="bold" style:font-name-complex="Lohit Devanagari" style:font-size-complex="14pt" style:font-style-complex="italic" style:font-weight-complex="bold" style:text-emphasize="none"/>
    </style:style>
    <style:style style:name="T16" style:family="text">
      <style:text-properties fo:color="#000000" style:text-outline="false" style:text-line-through-style="none" style:text-line-through-type="none" fo:text-shadow="none" style:text-underline-style="none" style:letter-kerning="true" style:font-name-asian="文泉驛正黑" style:font-name-complex="Lohit Devanagari" style:text-emphasize="none"/>
    </style:style>
    <style:style style:name="T17" style:family="text">
      <style:text-properties fo:color="#000000" style:text-outline="false" style:text-line-through-style="none" style:text-line-through-type="none" fo:text-shadow="none" style:text-underline-style="none" officeooo:rsid="0017665b" style:letter-kerning="true" style:font-name-asian="文泉驛正黑" style:font-name-complex="Lohit Devanagari" style:text-emphasize="none"/>
    </style:style>
    <style:style style:name="T18" style:family="text">
      <style:text-properties fo:color="#000000" style:font-name="Liberation Serif" fo:font-style="normal" fo:font-weight="bold" officeooo:rsid="0000a558" style:font-style-asian="normal" style:font-weight-asian="bold" style:font-style-complex="normal" style:font-weight-complex="bold"/>
    </style:style>
    <style:style style:name="T19" style:family="text">
      <style:text-properties fo:color="#000000" style:font-name="Liberation Serif" fo:font-style="normal" fo:font-weight="bold" officeooo:rsid="000726ce" style:font-style-asian="normal" style:font-weight-asian="bold" style:font-style-complex="normal" style:font-weight-complex="bold"/>
    </style:style>
    <style:style style:name="T20" style:family="text">
      <style:text-properties fo:color="#000000" style:font-name="Liberation Serif" fo:font-style="normal" fo:font-weight="bold" officeooo:rsid="0006212f" style:font-style-asian="normal" style:font-weight-asian="bold" style:font-style-complex="normal" style:font-weight-complex="bold"/>
    </style:style>
    <style:style style:name="T21" style:family="text">
      <style:text-properties fo:color="#000000" style:font-name="Liberation Serif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color="#000000" style:font-name="Liberation Serif" fo:font-style="normal" fo:font-weight="normal" officeooo:rsid="0000a558" style:font-style-asian="normal" style:font-weight-asian="normal" style:font-style-complex="normal" style:font-weight-complex="normal"/>
    </style:style>
    <style:style style:name="T23" style:family="text">
      <style:text-properties fo:color="#000000" style:font-name="Liberation Serif" fo:font-style="normal" fo:font-weight="normal" officeooo:rsid="000800f8" style:font-style-asian="normal" style:font-weight-asian="normal" style:font-style-complex="normal" style:font-weight-complex="normal"/>
    </style:style>
    <style:style style:name="T24" style:family="text">
      <style:text-properties fo:color="#000000" style:font-name="Liberation Serif" fo:font-style="normal" fo:font-weight="normal" officeooo:rsid="0002fc17" style:font-style-asian="normal" style:font-weight-asian="normal" style:font-style-complex="normal" style:font-weight-complex="normal"/>
    </style:style>
    <style:style style:name="T25" style:family="text">
      <style:text-properties fo:color="#000000" style:font-name="Liberation Serif" fo:font-style="normal" fo:font-weight="normal" officeooo:rsid="00042641" style:font-style-asian="normal" style:font-weight-asian="normal" style:font-style-complex="normal" style:font-weight-complex="normal"/>
    </style:style>
    <style:style style:name="T26" style:family="text">
      <style:text-properties fo:color="#000000" style:font-name="Liberation Serif" fo:font-style="normal" fo:font-weight="normal" officeooo:rsid="000d0c7c" style:font-style-asian="normal" style:font-weight-asian="normal" style:font-style-complex="normal" style:font-weight-complex="normal"/>
    </style:style>
    <style:style style:name="T27" style:family="text">
      <style:text-properties fo:color="#000000" style:font-name="Liberation Serif" fo:font-size="10pt" fo:font-style="italic" fo:font-weight="normal" officeooo:rsid="00042641" style:font-size-asian="10pt" style:font-style-asian="italic" style:font-weight-asian="normal" style:font-size-complex="10pt" style:font-style-complex="italic" style:font-weight-complex="normal"/>
    </style:style>
    <style:style style:name="T28" style:family="text">
      <style:text-properties fo:color="#000000" style:font-name="Liberation Serif" fo:font-size="10pt" fo:font-style="italic" fo:font-weight="normal" officeooo:rsid="0006212f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fo:color="#000000" fo:font-size="10pt" fo:font-style="italic" fo:font-weight="normal" officeooo:rsid="0006212f" style:font-size-asian="10pt" style:font-style-asian="italic" style:font-weight-asian="normal" style:font-size-complex="10pt" style:font-style-complex="italic" style:font-weight-complex="normal"/>
    </style:style>
    <style:style style:name="T30" style:family="text">
      <style:text-properties fo:color="#000000" fo:language="en" fo:country="US" fo:font-style="normal" fo:font-weight="bold" officeooo:rsid="000800f8" style:font-style-asian="normal" style:font-weight-asian="bold" style:font-style-complex="normal" style:font-weight-complex="bold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0800f8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09e888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10ccb4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11e683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0ba18a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0dccfd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0e5dcc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0cd865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0fad1e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15ad6a8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659f39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1a491f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163d436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16dde5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5f5488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5cb3be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1c3888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1d692c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263e47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bold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1a491f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0726ce" style:font-style-asian="normal" style:font-weight-asian="bold" style:font-style-complex="normal" style:font-weight-complex="bold"/>
    </style:style>
    <style:style style:name="T5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5" style:family="text">
      <style:text-properties fo:font-style="italic" fo:font-weight="bold" officeooo:rsid="000800f8" style:font-style-asian="italic" style:font-weight-asian="bold" style:font-style-complex="italic" style:font-weight-complex="bold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officeooo:rsid="00154459" style:font-style-asian="italic" style:font-style-complex="italic"/>
    </style:style>
    <style:style style:name="T58" style:family="text">
      <style:text-properties fo:font-style="italic" officeooo:rsid="0015cb9c" style:font-style-asian="italic" style:font-style-complex="italic"/>
    </style:style>
    <style:style style:name="T59" style:family="text">
      <style:text-properties fo:font-style="italic" officeooo:rsid="01601d00" style:font-style-asian="italic" style:font-style-complex="italic"/>
    </style:style>
    <style:style style:name="T60" style:family="text">
      <style:text-properties fo:font-style="italic" officeooo:rsid="001a491f" style:font-style-asian="italic" style:font-style-complex="italic"/>
    </style:style>
    <style:style style:name="T61" style:family="text">
      <style:text-properties fo:font-style="italic" fo:font-weight="normal" officeooo:rsid="0015cb9c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16dde5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1a491f" style:font-style-asian="italic" style:font-weight-asian="normal" style:font-style-complex="italic" style:font-weight-complex="normal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0154459" style:font-weight-asian="bold" style:font-weight-complex="bold"/>
    </style:style>
    <style:style style:name="T66" style:family="text">
      <style:text-properties officeooo:rsid="00154459"/>
    </style:style>
    <style:style style:name="T67" style:family="text">
      <style:text-properties officeooo:rsid="0017b71c"/>
    </style:style>
    <style:style style:name="T68" style:family="text">
      <style:text-properties officeooo:rsid="001bad24"/>
    </style:style>
    <style:style style:name="T69" style:family="text">
      <style:text-properties officeooo:rsid="005cb3be"/>
    </style:style>
    <style:style style:name="T70" style:family="text">
      <style:text-properties officeooo:rsid="001978ba"/>
    </style:style>
    <style:style style:name="T71" style:family="text">
      <style:text-properties officeooo:rsid="0015cb9c"/>
    </style:style>
    <style:style style:name="T72" style:family="text">
      <style:text-properties officeooo:rsid="0016dde5"/>
    </style:style>
    <style:style style:name="T73" style:family="text">
      <style:text-properties officeooo:rsid="0009ce81"/>
    </style:style>
    <style:style style:name="T74" style:family="text">
      <style:text-properties officeooo:rsid="002883b7"/>
    </style:style>
    <style:style style:name="T75" style:family="text">
      <style:text-properties officeooo:rsid="01688e74"/>
    </style:style>
    <style:style style:name="T76" style:family="text">
      <style:text-properties officeooo:rsid="0028fe82"/>
    </style:style>
    <style:style style:name="T77" style:family="text">
      <style:text-properties fo:font-weight="normal" style:font-weight-asian="normal" style:font-weight-complex="normal"/>
    </style:style>
    <style:style style:name="T78" style:family="text">
      <style:text-properties fo:font-weight="normal" officeooo:rsid="01893860" style:font-weight-asian="normal" style:font-weight-complex="normal"/>
    </style:style>
    <style:style style:name="T79" style:family="text">
      <style:text-properties fo:font-weight="normal" officeooo:rsid="001a5f26" style:font-weight-asian="normal" style:font-weight-complex="normal"/>
    </style:style>
    <style:style style:name="T80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81" style:family="text">
      <style:text-properties fo:font-size="12pt" fo:language="en" fo:country="US" fo:font-weight="bold" officeooo:rsid="002a9e46" style:font-size-asian="12pt" style:font-weight-asian="bold" style:font-size-complex="12pt" style:font-weight-complex="bold"/>
    </style:style>
    <style:style style:name="T82" style:family="text">
      <style:text-properties fo:font-size="12pt" fo:language="en" fo:country="US" fo:font-weight="bold" officeooo:rsid="00338c8c" style:font-size-asian="12pt" style:font-weight-asian="bold" style:font-size-complex="12pt" style:font-weight-complex="bold"/>
    </style:style>
    <style:style style:name="T83" style:family="text">
      <style:text-properties fo:font-size="12pt" fo:language="en" fo:country="US" fo:font-weight="bold" officeooo:rsid="00311e42" style:font-size-asian="12pt" style:font-weight-asian="bold" style:font-size-complex="12pt" style:font-weight-complex="bold"/>
    </style:style>
    <style:style style:name="T84" style:family="text">
      <style:text-properties fo:font-size="12pt" fo:language="en" fo:country="US" fo:font-weight="bold" officeooo:rsid="00403503" style:font-size-asian="12pt" style:font-weight-asian="bold" style:font-size-complex="12pt" style:font-weight-complex="bold"/>
    </style:style>
    <style:style style:name="T85" style:family="text">
      <style:text-properties fo:font-size="12pt" fo:language="en" fo:country="US" fo:font-weight="bold" officeooo:rsid="004a87be" style:font-size-asian="12pt" style:font-weight-asian="bold" style:font-size-complex="12pt" style:font-weight-complex="bold"/>
    </style:style>
    <style:style style:name="T86" style:family="text">
      <style:text-properties fo:font-size="12pt" fo:language="en" fo:country="US" fo:font-weight="bold" officeooo:rsid="0022496c" style:font-size-asian="12pt" style:font-weight-asian="bold" style:font-size-complex="12pt" style:font-weight-complex="bold"/>
    </style:style>
    <style:style style:name="T87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88" style:family="text">
      <style:text-properties fo:font-size="12pt" fo:language="en" fo:country="US" fo:font-weight="normal" officeooo:rsid="002a9e46" style:font-size-asian="12pt" style:font-weight-asian="normal" style:font-size-complex="12pt" style:font-weight-complex="normal"/>
    </style:style>
    <style:style style:name="T89" style:family="text">
      <style:text-properties fo:font-size="12pt" fo:language="en" fo:country="US" fo:font-weight="normal" officeooo:rsid="00a35cfd" style:font-size-asian="12pt" style:font-weight-asian="normal" style:font-size-complex="12pt" style:font-weight-complex="normal"/>
    </style:style>
    <style:style style:name="T90" style:family="text">
      <style:text-properties fo:font-size="12pt" fo:language="en" fo:country="US" fo:font-weight="normal" officeooo:rsid="01674a34" style:font-size-asian="12pt" style:font-weight-asian="normal" style:font-size-complex="12pt" style:font-weight-complex="normal"/>
    </style:style>
    <style:style style:name="T91" style:family="text">
      <style:text-properties fo:font-size="12pt" fo:language="en" fo:country="US" fo:font-weight="normal" officeooo:rsid="002c1f7b" style:font-size-asian="12pt" style:font-weight-asian="normal" style:font-size-complex="12pt" style:font-weight-complex="normal"/>
    </style:style>
    <style:style style:name="T92" style:family="text">
      <style:text-properties fo:font-size="12pt" fo:language="en" fo:country="US" fo:font-weight="normal" officeooo:rsid="016bc7d7" style:font-size-asian="12pt" style:font-weight-asian="normal" style:font-size-complex="12pt" style:font-weight-complex="normal"/>
    </style:style>
    <style:style style:name="T93" style:family="text">
      <style:text-properties fo:font-size="12pt" fo:language="en" fo:country="US" fo:font-weight="normal" officeooo:rsid="016bfe76" style:font-size-asian="12pt" style:font-weight-asian="normal" style:font-size-complex="12pt" style:font-weight-complex="normal"/>
    </style:style>
    <style:style style:name="T94" style:family="text">
      <style:text-properties fo:font-size="12pt" fo:language="en" fo:country="US" fo:font-weight="normal" officeooo:rsid="016d1c50" style:font-size-asian="12pt" style:font-weight-asian="normal" style:font-size-complex="12pt" style:font-weight-complex="normal"/>
    </style:style>
    <style:style style:name="T95" style:family="text">
      <style:text-properties fo:font-size="12pt" fo:language="en" fo:country="US" fo:font-weight="normal" officeooo:rsid="00417668" style:font-size-asian="12pt" style:font-weight-asian="normal" style:font-size-complex="12pt" style:font-weight-complex="normal"/>
    </style:style>
    <style:style style:name="T96" style:family="text">
      <style:text-properties fo:font-size="12pt" fo:language="en" fo:country="US" fo:font-weight="normal" officeooo:rsid="00a4aca4" style:font-size-asian="12pt" style:font-weight-asian="normal" style:font-size-complex="12pt" style:font-weight-complex="normal"/>
    </style:style>
    <style:style style:name="T97" style:family="text">
      <style:text-properties fo:font-size="12pt" fo:language="en" fo:country="US" fo:font-weight="normal" officeooo:rsid="00311e42" style:font-size-asian="12pt" style:font-weight-asian="normal" style:font-size-complex="12pt" style:font-weight-complex="normal"/>
    </style:style>
    <style:style style:name="T98" style:family="text">
      <style:text-properties fo:font-size="12pt" fo:language="en" fo:country="US" fo:font-weight="normal" officeooo:rsid="00335860" style:font-size-asian="12pt" style:font-weight-asian="normal" style:font-size-complex="12pt" style:font-weight-complex="normal"/>
    </style:style>
    <style:style style:name="T99" style:family="text">
      <style:text-properties fo:font-size="12pt" fo:language="en" fo:country="US" fo:font-weight="normal" officeooo:rsid="018c24d1" style:font-size-asian="12pt" style:font-weight-asian="normal" style:font-size-complex="12pt" style:font-weight-complex="normal"/>
    </style:style>
    <style:style style:name="T100" style:family="text">
      <style:text-properties fo:font-size="12pt" fo:language="en" fo:country="US" fo:font-weight="normal" officeooo:rsid="018c48b0" style:font-size-asian="12pt" style:font-weight-asian="normal" style:font-size-complex="12pt" style:font-weight-complex="normal"/>
    </style:style>
    <style:style style:name="T101" style:family="text">
      <style:text-properties fo:font-size="12pt" fo:language="en" fo:country="US" fo:font-weight="normal" officeooo:rsid="00340ef6" style:font-size-asian="12pt" style:font-weight-asian="normal" style:font-size-complex="12pt" style:font-weight-complex="normal"/>
    </style:style>
    <style:style style:name="T102" style:family="text">
      <style:text-properties fo:font-size="12pt" fo:language="en" fo:country="US" fo:font-weight="normal" officeooo:rsid="00a7ba0c" style:font-size-asian="12pt" style:font-weight-asian="normal" style:font-size-complex="12pt" style:font-weight-complex="normal"/>
    </style:style>
    <style:style style:name="T103" style:family="text">
      <style:text-properties fo:font-size="12pt" fo:language="en" fo:country="US" fo:font-weight="normal" officeooo:rsid="00346007" style:font-size-asian="12pt" style:font-weight-asian="normal" style:font-size-complex="12pt" style:font-weight-complex="normal"/>
    </style:style>
    <style:style style:name="T104" style:family="text">
      <style:text-properties fo:font-size="12pt" fo:language="en" fo:country="US" fo:font-weight="normal" officeooo:rsid="00338c8c" style:font-size-asian="12pt" style:font-weight-asian="normal" style:font-size-complex="12pt" style:font-weight-complex="normal"/>
    </style:style>
    <style:style style:name="T105" style:family="text">
      <style:text-properties fo:font-size="12pt" fo:language="en" fo:country="US" fo:font-weight="normal" officeooo:rsid="00362500" style:font-size-asian="12pt" style:font-weight-asian="normal" style:font-size-complex="12pt" style:font-weight-complex="normal"/>
    </style:style>
    <style:style style:name="T106" style:family="text">
      <style:text-properties fo:font-size="12pt" fo:language="en" fo:country="US" fo:font-weight="normal" officeooo:rsid="0039d945" style:font-size-asian="12pt" style:font-weight-asian="normal" style:font-size-complex="12pt" style:font-weight-complex="normal"/>
    </style:style>
    <style:style style:name="T107" style:family="text">
      <style:text-properties fo:font-size="12pt" fo:language="en" fo:country="US" fo:font-weight="normal" officeooo:rsid="003c62cd" style:font-size-asian="12pt" style:font-weight-asian="normal" style:font-size-complex="12pt" style:font-weight-complex="normal"/>
    </style:style>
    <style:style style:name="T108" style:family="text">
      <style:text-properties fo:font-size="12pt" fo:language="en" fo:country="US" fo:font-weight="normal" officeooo:rsid="018cc1a0" style:font-size-asian="12pt" style:font-weight-asian="normal" style:font-size-complex="12pt" style:font-weight-complex="normal"/>
    </style:style>
    <style:style style:name="T109" style:family="text">
      <style:text-properties fo:font-size="12pt" fo:language="en" fo:country="US" fo:font-weight="normal" officeooo:rsid="018d76af" style:font-size-asian="12pt" style:font-weight-asian="normal" style:font-size-complex="12pt" style:font-weight-complex="normal"/>
    </style:style>
    <style:style style:name="T110" style:family="text">
      <style:text-properties fo:font-size="12pt" fo:language="en" fo:country="US" fo:font-weight="normal" officeooo:rsid="018ed7c8" style:font-size-asian="12pt" style:font-weight-asian="normal" style:font-size-complex="12pt" style:font-weight-complex="normal"/>
    </style:style>
    <style:style style:name="T111" style:family="text">
      <style:text-properties fo:font-size="12pt" fo:language="en" fo:country="US" fo:font-weight="normal" officeooo:rsid="003cb35b" style:font-size-asian="12pt" style:font-weight-asian="normal" style:font-size-complex="12pt" style:font-weight-complex="normal"/>
    </style:style>
    <style:style style:name="T112" style:family="text">
      <style:text-properties fo:font-size="12pt" fo:language="en" fo:country="US" fo:font-weight="normal" officeooo:rsid="003d997e" style:font-size-asian="12pt" style:font-weight-asian="normal" style:font-size-complex="12pt" style:font-weight-complex="normal"/>
    </style:style>
    <style:style style:name="T113" style:family="text">
      <style:text-properties fo:font-size="12pt" fo:language="en" fo:country="US" fo:font-weight="normal" officeooo:rsid="003e04f1" style:font-size-asian="12pt" style:font-weight-asian="normal" style:font-size-complex="12pt" style:font-weight-complex="normal"/>
    </style:style>
    <style:style style:name="T114" style:family="text">
      <style:text-properties fo:font-size="12pt" fo:language="en" fo:country="US" fo:font-weight="normal" officeooo:rsid="003f8fb4" style:font-size-asian="12pt" style:font-weight-asian="normal" style:font-size-complex="12pt" style:font-weight-complex="normal"/>
    </style:style>
    <style:style style:name="T115" style:family="text">
      <style:text-properties fo:font-size="12pt" fo:language="en" fo:country="US" fo:font-weight="normal" officeooo:rsid="00403503" style:font-size-asian="12pt" style:font-weight-asian="normal" style:font-size-complex="12pt" style:font-weight-complex="normal"/>
    </style:style>
    <style:style style:name="T116" style:family="text">
      <style:text-properties fo:font-size="12pt" fo:language="en" fo:country="US" fo:font-weight="normal" officeooo:rsid="0191a541" style:font-size-asian="12pt" style:font-weight-asian="normal" style:font-size-complex="12pt" style:font-weight-complex="normal"/>
    </style:style>
    <style:style style:name="T117" style:family="text">
      <style:text-properties fo:font-size="12pt" fo:language="en" fo:country="US" fo:font-weight="normal" officeooo:rsid="0058aad2" style:font-size-asian="12pt" style:font-weight-asian="normal" style:font-size-complex="12pt" style:font-weight-complex="normal"/>
    </style:style>
    <style:style style:name="T118" style:family="text">
      <style:text-properties fo:font-size="12pt" fo:language="en" fo:country="US" fo:font-weight="normal" officeooo:rsid="004459af" style:font-size-asian="12pt" style:font-weight-asian="normal" style:font-size-complex="12pt" style:font-weight-complex="normal"/>
    </style:style>
    <style:style style:name="T119" style:family="text">
      <style:text-properties fo:font-size="12pt" fo:language="en" fo:country="US" fo:font-weight="normal" officeooo:rsid="0195478d" style:font-size-asian="12pt" style:font-weight-asian="normal" style:font-size-complex="12pt" style:font-weight-complex="normal"/>
    </style:style>
    <style:style style:name="T120" style:family="text">
      <style:text-properties fo:font-size="12pt" fo:language="en" fo:country="US" fo:font-weight="normal" officeooo:rsid="01956b61" style:font-size-asian="12pt" style:font-weight-asian="normal" style:font-size-complex="12pt" style:font-weight-complex="normal"/>
    </style:style>
    <style:style style:name="T121" style:family="text">
      <style:text-properties fo:font-size="12pt" fo:language="en" fo:country="US" fo:font-weight="normal" officeooo:rsid="019714e2" style:font-size-asian="12pt" style:font-weight-asian="normal" style:font-size-complex="12pt" style:font-weight-complex="normal"/>
    </style:style>
    <style:style style:name="T122" style:family="text">
      <style:text-properties fo:font-size="12pt" fo:language="en" fo:country="US" fo:font-weight="normal" officeooo:rsid="001570d3" style:font-size-asian="12pt" style:font-weight-asian="normal" style:font-size-complex="12pt" style:font-weight-complex="normal"/>
    </style:style>
    <style:style style:name="T123" style:family="text">
      <style:text-properties fo:font-size="12pt" fo:language="en" fo:country="US" fo:font-style="italic" fo:font-weight="normal" officeooo:rsid="00417668" style:font-size-asian="12pt" style:font-style-asian="italic" style:font-weight-asian="normal" style:font-size-complex="12pt" style:font-style-complex="italic" style:font-weight-complex="normal"/>
    </style:style>
    <style:style style:name="T124" style:family="text">
      <style:text-properties fo:font-size="12pt" fo:language="en" fo:country="US" style:font-size-asian="12pt" style:font-size-complex="12pt"/>
    </style:style>
    <style:style style:name="T125" style:family="text">
      <style:text-properties fo:font-size="12pt" fo:language="en" fo:country="US" officeooo:rsid="0039d945" style:font-size-asian="12pt" style:font-size-complex="12pt"/>
    </style:style>
    <style:style style:name="T126" style:family="text">
      <style:text-properties fo:font-size="12pt" fo:language="en" fo:country="US" officeooo:rsid="003d997e" style:font-size-asian="12pt" style:font-size-complex="12pt"/>
    </style:style>
    <style:style style:name="T127" style:family="text">
      <style:text-properties officeooo:rsid="00a4391a"/>
    </style:style>
    <style:style style:name="T128" style:family="text">
      <style:text-properties officeooo:rsid="00a4aca4"/>
    </style:style>
    <style:style style:name="T129" style:family="text">
      <style:text-properties officeooo:rsid="016ee13d"/>
    </style:style>
    <style:style style:name="T130" style:family="text">
      <style:text-properties officeooo:rsid="0189b4b2"/>
    </style:style>
    <style:style style:name="T131" style:family="text">
      <style:text-properties officeooo:rsid="0194af96"/>
    </style:style>
    <style:style style:name="T132" style:family="text">
      <style:text-properties fo:color="#ff0000" fo:font-size="10pt" fo:font-weight="bold" style:font-size-asian="10pt" style:font-weight-asian="bold" style:font-size-complex="10pt" style:font-weight-complex="bold"/>
    </style:style>
    <style:style style:name="T133" style:family="text">
      <style:text-properties fo:font-size="10pt" fo:font-weight="bold" style:font-size-asian="10pt" style:font-weight-asian="bold" style:font-size-complex="10pt" style:font-weight-complex="bold"/>
    </style:style>
    <style:style style:name="T134" style:family="text">
      <style:text-properties officeooo:rsid="004ef59b"/>
    </style:style>
    <style:style style:name="T135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36" style:family="text">
      <style:text-properties fo:font-size="16pt" fo:font-style="normal" fo:font-weight="normal" officeooo:rsid="0052c331" style:font-size-asian="16pt" style:font-style-asian="normal" style:font-weight-asian="normal" style:font-size-complex="16pt" style:font-style-complex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34">VCF_creator : module of </text:span>DiscoSnp++</text:p>
      <text:p text:style-name="P4"><text:span text:style-name="T135">Mapping and VCF Creation </text:span><text:span text:style-name="T136">features</text:span></text:p>
      <text:p text:style-name="P2"/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7">Table of contents</text:p>
          </text:index-title>
          <text:p text:style-name="P8">User part<text:tab/>1</text:p>
          <text:p text:style-name="P20">VCF_creator : one module in DiscoSnp++ Mapping and VCF Creation<text:tab/>1</text:p>
          <text:p text:style-name="P20">Quick starting<text:tab/>1</text:p>
          <text:p text:style-name="P20">Running VCF_creator<text:tab/>1</text:p>
          <text:p text:style-name="P20">Options<text:tab/>2</text:p>
          <text:p text:style-name="P20">Output<text:tab/>2</text:p>
          <text:p text:style-name="P20">Examples for the filter fields<text:tab/>5</text:p>
        </text:index-body>
      </text:table-of-content>
      <text:h text:style-name="P59" text:outline-level="1">User part </text:h>
      <text:h text:style-name="P61" text:outline-level="2"><text:span text:style-name="T12">VCF_creator</text:span><text:span text:style-name="T11"> : </text:span><text:span text:style-name="T12">one module</text:span><text:span text:style-name="T13"> in </text:span><text:span text:style-name="T14">DiscoSnp++</text:span><text:span text:style-name="T13"> Mapping and VCF Creation</text:span></text:h>
      <text:p text:style-name="P12"><text:span text:style-name="T18">VCF_cre</text:span><text:span text:style-name="T19">a</text:span><text:span text:style-name="T18">tor</text:span><text:span text:style-name="T21"> is designed </text:span><text:span text:style-name="T22">to map on a genome the output of </text:span><text:span text:style-name="T23">DiscoSnp++</text:span><text:span text:style-name="T22"> the</text:span><text:span text:style-name="T21"> Single Nucleotide Polymorphism </text:span><text:span text:style-name="T22">(</text:span><text:span text:style-name="T21">SNP) and small indels. </text:span><text:span text:style-name="T24">This module </text:span><text:span text:style-name="T25">create a Variant Calling Format (VCF) from </text:span><text:span text:style-name="T26">the output of DiscoSnp++ or from</text:span><text:span text:style-name="T25"> an alignment obtained with the software BWA </text:span><text:span text:style-name="T25"><text:note text:id="ftn1" text:note-class="footnote"><text:note-citation text:label="*">*</text:note-citation><text:note-body><text:p text:style-name="P1"> : <text:span text:style-name="T27">(</text:span><text:span text:style-name="T28">Li H. and Durbin R. (2010) Fast and accurate long-read alignment with Burrows-Wheeler Transform. Bioinformatics, Epub. [PMID: 20080505]).</text:span><text:span text:style-name="T29"> </text:span></text:p></text:note-body></text:note></text:span><text:span text:style-name="T20">.</text:span></text:p>
      <text:h text:style-name="P62" text:outline-level="2">Quick starting</text:h>
      <text:list xml:id="list429929987648042118" text:style-name="L1">
        <text:list-item>
          <text:p text:style-name="P21">Download and uncompress the DiscoSnp++</text:p>
        </text:list-item>
        <text:list-item>
          <text:p text:style-name="P21">Install BWA (you can add it to your PATH ) </text:p>
        </text:list-item>
        <text:list-item>
          <text:p text:style-name="P21">Run the simple example:</text:p>
          <text:list>
            <text:list-item>
              <text:p text:style-name="P22">XXX</text:p>
            </text:list-item>
          </text:list>
        </text:list-item>
      </text:list>
      <text:h text:style-name="P62" text:outline-level="2">Running VCF_creator</text:h>
      <text:list xml:id="list5666577796986077653" text:style-name="L2">
        <text:list-item>
          <text:p text:style-name="P23"><text:span text:style-name="T31">The main script </text:span><text:span text:style-name="T54">run_</text:span><text:span text:style-name="T55">VCF_creator</text:span><text:span text:style-name="T54">.sh</text:span><text:span text:style-name="T31"> </text:span><text:span text:style-name="T32">has three modes</text:span><text:span text:style-name="T33"> </text:span><text:span text:style-name="T34">according </text:span><text:span text:style-name="T35">to</text:span><text:span text:style-name="T33"> </text:span><text:span text:style-name="T34">your needs :</text:span></text:p>
          <text:list>
            <text:list-item>
              <text:p text:style-name="P24"><text:span text:style-name="T51">MODE 1</text:span><text:span text:style-name="T31"> : </text:span><text:span text:style-name="T36">You </text:span><text:span text:style-name="T37">don't have</text:span><text:span text:style-name="T36"> </text:span><text:span text:style-name="T38">a</text:span><text:span text:style-name="T31"> reference genome </text:span><text:span text:style-name="T36">but you want to create a vcf (it will summarize the DiscoSnp++ information</text:span><text:span text:style-name="T39">s</text:span><text:span text:style-name="T36"> and </text:span><text:span text:style-name="T39">will</text:span><text:span text:style-name="T36"> give the position of the variant on the upper path</text:span><text:span text:style-name="T39"> of DiscoSnp++ variant</text:span><text:span text:style-name="T36">)</text:span><text:span text:style-name="T31">. The module will create a vcf from the output of DiscoSnp++ : </text:span></text:p>
              <text:list>
                <text:list-item>
                  <text:p text:style-name="P25">./run_VCF_creator.sh -p &lt;disco_file&gt; -o &lt;output&gt; [-s &lt;bwa_errors_in_seed&gt;] </text:p>
                </text:list-item>
              </text:list>
            </text:list-item>
            <text:list-item>
              <text:p text:style-name="P24"><text:span text:style-name="T51">MODE 2</text:span><text:span text:style-name="T31"> : </text:span><text:span text:style-name="T40">You </text:span><text:span text:style-name="T41">have a reference genome and you</text:span><text:span text:style-name="T40"> want to </text:span><text:span text:style-name="T31">align</text:span><text:span text:style-name="T40"> your variants</text:span><text:span text:style-name="T31"> against a reference genome. The module will run BWA to make an alignment between your reference genome and the output of DiscoSnp++ :</text:span></text:p>
              <text:list>
                <text:list-item>
                  <text:p text:style-name="P26">./run_VCF_creator.sh <text:span text:style-name="T64">-G &lt;ref&gt;</text:span> -p &lt;disco_file&gt; -o &lt;output&gt; [-B &lt;path_bwa&gt;] [-l &lt;seed_size&gt;] [-n &lt;mismatch_number&gt;] [-s &lt;bwa_errors_in_seed&gt;] [-w] </text:p>
                </text:list-item>
              </text:list>
            </text:list-item>
            <text:list-item>
              <text:p text:style-name="P24"><text:span text:style-name="T51">MODE 3</text:span><text:span text:style-name="T31"> : </text:span><text:span text:style-name="T36">You already have a</text:span><text:span text:style-name="T42">n alignment</text:span><text:span text:style-name="T36"> </text:span><text:span text:style-name="T42">(.</text:span><text:span text:style-name="T36">sam file</text:span><text:span text:style-name="T42">)</text:span><text:span text:style-name="T36"> and you want to create a vcf file :</text:span></text:p>
              <text:list>
                <text:list-item>
                  <text:p text:style-name="P26">./run_VCF_creator.sh -f &lt;sam_file&gt; -n &lt;mismatch_number&gt; -o &lt;output&gt; </text:p>
                </text:list-item>
              </text:list>
            </text:list-item>
          </text:list>
        </text:list-item>
      </text:list>
      <text:h text:style-name="P62" text:outline-level="2">Options</text:h>
      <text:p text:style-name="P10"><text:span text:style-name="T16">General </text:span><text:span text:style-name="T17">options :</text:span></text:p>
      <text:list xml:id="list101448547078902" text:continue-numbering="true" text:style-name="L2">
        <text:list-item>
          <text:list>
            <text:list-item>
              <text:p text:style-name="P27">-<text:span text:style-name="T66">p : DiscoSnp++ output file (&lt;file&gt;.fasta) (</text:span><text:span text:style-name="T65">Mandatory</text:span><text:span text:style-name="T66"> unless MODE 3)</text:span></text:p>
            </text:list-item>
            <text:list-item>
              <text:p text:style-name="P27">-<text:span text:style-name="T66">o : ouput (&lt;file&gt;.vcf) (</text:span><text:span text:style-name="T65">Mandatory) </text:span></text:p>
            </text:list-item>
            <text:list-item>
              <text:p text:style-name="P27"><text:soft-page-break/>-<text:span text:style-name="T66">G : reference genome (&lt;file.fasta&gt;) (Only in MODE 2)</text:span></text:p>
            </text:list-item>
            <text:list-item>
              <text:p text:style-name="P27">-<text:span text:style-name="T66">B : bwa path ( </text:span><text:span text:style-name="T57">/home/me/my_programs/bwa-0.7.12/) </text:span><text:span text:style-name="T66">(note that bwa must be pre-compiled) (Only in MODE 2) (not necessary if BWA is in the path)</text:span></text:p>
            </text:list-item>
            <text:list-item>
              <text:p text:style-name="P27">-<text:span text:style-name="T66">f : alignment already done (&lt;file&gt;.sam) (Only in MODE 3)</text:span></text:p>
            </text:list-item>
            <text:list-item>
              <text:p text:style-name="P27">-<text:span text:style-name="T67">h : show help</text:span></text:p>
            </text:list-item>
            <text:list-item>
              <text:p text:style-name="P27">-<text:span text:style-name="T68">w : remove waste tmp files (bwa index files)</text:span></text:p>
            </text:list-item>
            <text:list-item>
              <text:p text:style-name="P27">-<text:span text:style-name="T69">I : create of an output (VCF format) specific to IGV (Integrative Genomics Viewer) : sorting VCF by mapping positions and removing unmapped variants </text:span></text:p>
              <text:p text:style-name="P27"/>
            </text:list-item>
          </text:list>
        </text:list-item>
      </text:list>
      <text:p text:style-name="P9">BWA specifics options (- warning, bwa mapping running time highly depends <text:span text:style-name="T70">on</text:span> this parameter) :</text:p>
      <text:list xml:id="list101448674580944" text:continue-numbering="true" text:style-name="L2">
        <text:list-item>
          <text:list>
            <text:list-item>
              <text:p text:style-name="P27">-<text:span text:style-name="T71">s : </text:span><text:span text:style-name="T58">bwa option </text:span><text:span text:style-name="T59">(-s)</text:span><text:span text:style-name="T71"> : seed distance ( optionnal, </text:span><text:span text:style-name="T58">default value 0</text:span><text:span text:style-name="T71">)</text:span></text:p>
            </text:list-item>
            <text:list-item>
              <text:p text:style-name="P27">-<text:span text:style-name="T71">l : </text:span><text:span text:style-name="T58">bwa option </text:span><text:span text:style-name="T59">(-l)</text:span><text:span text:style-name="T58"> </text:span><text:span text:style-name="T71">: length of the seed for alignment (optionnal, </text:span><text:span text:style-name="T58">default value 10</text:span><text:span text:style-name="T71">)</text:span></text:p>
            </text:list-item>
            <text:list-item>
              <text:p text:style-name="P27">-<text:span text:style-name="T72">n : </text:span><text:span text:style-name="T58">bwa option </text:span><text:span text:style-name="T59">(-n) </text:span><text:span text:style-name="T71">: maximal bwa mapping distance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8">Optionnal in MODE 1 and MODE 3 ( <text:span text:style-name="T58">default value </text:span><text:span text:style-name="T56">3</text:span><text:span text:style-name="T60">)</text:span></text:p>
                            </text:list-item>
                            <text:list-item>
                              <text:p text:style-name="P23"><text:span text:style-name="T52">Mandatory</text:span><text:span text:style-name="T43"> in MODE 3, </text:span><text:span text:style-name="T44">it's preferable to use the same value used during alignment</text:span><text:span text:style-name="T43"> </text:span><text:span text:style-name="T44">by BWA</text:span><text:span text:style-name="T43"> </text:span><text:span text:style-name="T45">(</text:span><text:span text:style-name="T61">default value </text:span><text:span text:style-name="T62">3</text:span><text:span text:style-name="T63">)</text:span><text:span text:style-name="T31"><text:line-break/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31"><text:span text:style-name="T51">Sample e</text:span><text:span text:style-name="T53">xa</text:span><text:span text:style-name="T51">mple</text:span><text:span text:style-name="T31">: </text:span><text:span text:style-name="T46">XXX</text:span></text:p>
          <text:list text:continue-numbering="true">
            <text:list-header>
              <text:p text:style-name="P32"/>
            </text:list-header>
          </text:list>
        </text:list-item>
      </text:list>
      <text:h text:style-name="P62" text:outline-level="2">Output</text:h>
      <text:list xml:id="list6500537189647674110" text:style-name="L3">
        <text:list-item>
          <text:p text:style-name="P34"><text:span text:style-name="T1">Final results are in </text:span><text:span text:style-name="T2">your &lt;</text:span><text:span text:style-name="T1">file</text:span><text:span text:style-name="T2">&gt;.vcf. </text:span><text:span text:style-name="T5">It's a Variant Call </text:span><text:span text:style-name="T6">F</text:span><text:span text:style-name="T5">ormat </text:span><text:span text:style-name="T7">that will summarize all the mapping information and the header of DiscoSnp++ information</text:span><text:span text:style-name="T8">s</text:span><text:span text:style-name="T7">.</text:span><text:span text:style-name="T4"> </text:span><text:span text:style-name="T9">E</text:span><text:span text:style-name="T4">xample :</text:span></text:p>
        </text:list-item>
        <text:list-item>
          <text:p text:style-name="P35"><text:span text:style-name="T3">M</text:span><text:span text:style-name="T30">ODE 1</text:span><text:span text:style-name="T4"> : </text:span></text:p>
        </text:list-item>
      </text:list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1">#CHROM<text:tab/>POS<text:tab/>ID<text:tab/>REF<text:tab/>ALT<text:tab/>QUAL<text:tab/>FILTER<text:tab/>INFO<text:tab/>FORMAT<text:tab/>G1<text:tab/>G2<text:tab/>G3<text:tab/>G4<text:tab/>G5</text:p>
            <text:p text:style-name="P33">SNP_higher_path_13736<text:tab/>30<text:tab/>13736<text:tab/>A<text:tab/>G<text:tab/>.<text:tab/>.<text:tab/>Ty=SNP;Rk=0.99909;UL=.;UR=.;CL=.;CR=.<text:tab/>GT:DP:PL:AD<text:tab/>0/0:53447:1947,160066,1067676:53425,22<text:tab/>0/1:3:40,9,20:1,2<text:tab/>1/1:94862:1895477,284398,3575:30,94832<text:tab/>0/1:5:34,9,54:3,2<text:tab/>1/1:65389:1306661,196101,2493:19,65370</text:p>
            <text:p text:style-name="P14">SNP_higher_path_5442<text:tab/>30<text:tab/>5442_1<text:tab/>A<text:tab/>G<text:tab/>.<text:tab/>.<text:tab/>Ty=SNP;Rk=0.42995;UL=.;UR=.;CL=.;CR=.<text:tab/>GT:DP:PL:AD<text:tab/>0|1:19:98,14,198:12,7<text:tab/>0|1:18:138,12,138:9,9<text:tab/>0|1:8:66,10,66:4,4<text:tab/>0|1:130:257,124,1813:104,26<text:tab/>0|0:224:14,598,4324:220,4</text:p>
            <text:p text:style-name="P14">SNP_higher_path_5442<text:tab/>31<text:tab/>5442_2<text:tab/>G<text:tab/>A<text:tab/>.<text:tab/>.<text:tab/>Ty=SNP;Rk=0.42995;UL=.;UR=.;CL=.;CR=.<text:tab/>GT:DP:PL:AD<text:tab/>0|1:19:98,14,198:12,7<text:tab/>0|1:18:138,12,138:9,9<text:tab/>0|1:8:66,10,66:4,4<text:tab/>0|1:130:257,124,1813:104,26<text:tab/>0|0:224:14,598,4324:220,4</text:p>
            <text:p text:style-name="P13">INDEL_higher_path_586<text:tab/>30<text:tab/>586<text:tab/>GGAC<text:tab/>G<text:tab/>.<text:tab/>.<text:tab/>Ty=INS;Rk=0.40534;UL=.;UR=.;CL=.;CR=.<text:tab/>GT:DP:PL:AD<text:tab/>0/1:127:837,17,977:67,60<text:tab/>1/1:387:6056,518,408:52,335<text:tab/>0/1:70:372,21,651:42,28<text:tab/>0/1:126:1395,53,477:40,86<text:tab/>0/1:102:671,16,791:54,48</text:p>
            <text:p text:style-name="P14"/>
          </table:table-cell>
        </table:table-row>
      </table:table>
      <text:p text:style-name="P12"/>
      <text:p text:style-name="P12"/>
      <text:p text:style-name="P12"/>
      <text:list xml:id="list8344903800942916969" text:style-name="L4">
        <text:list-item>
          <text:p text:style-name="P29"><text:span text:style-name="T10">MODE 2</text:span><text:span text:style-name="T73"> and </text:span><text:span text:style-name="T10">MODE 3 : </text:span></text:p>
        </text:list-item>
      </text:list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1">#CHROM<text:tab/>POS<text:tab/>ID<text:tab/>REF<text:tab/>ALT<text:tab/>QUAL<text:tab/>FILTER<text:tab/>INFO<text:tab/>FORMAT<text:tab/>G1<text:tab/>G2<text:tab/>G3<text:tab/>G4<text:tab/>G5</text:p>
            <text:p text:style-name="P16">Pseudomonas<text:tab/>109860<text:tab/>15103<text:tab/>C<text:tab/>G<text:tab/>.<text:tab/>PASS<text:tab/>Ty=SNP;Rk=0.65101;DT=1;UL=.;UR=.;CL=.;CR=.;Genome=C;Sd=-1<text:tab/>GT:DP:PL:AD<text:tab/>1/1:4:84,16,4:0,4<text:tab/>1/1:1:24,7,4:0,1<text:tab/>1/1:1:24,7,4:0,1<text:tab/>0/1:6:17,15,97:5,1<text:tab/>0/1:10:124,14,44:3,7</text:p>
            <text:p text:style-name="P15">Pseudomonas<text:tab/>4416118<text:tab/>1416_1<text:tab/>A<text:tab/>G<text:tab/>.<text:tab/>PASS<text:tab/>Ty=SNP;Rk=0.41638;DT=1;UL=.;UR=.;CL=.;CR=.;Genome=A;Sd=1<text:tab/>GT:DP:PL:AD<text:tab/>1|1:35:606,71,28:3,32<text:tab/>0|1:26:403,41,43:4,22<text:tab/>1|1:34:617,79,18:2,32<text:tab/>0|1:46:316,14,356:24,22<text:tab/>0|1:43:547,36,128:11,32</text:p>
            <text:p text:style-name="P15">Pseudomonas<text:tab/>4416119<text:tab/>1416_2<text:tab/>A<text:tab/>C<text:tab/>.<text:tab/>PASS<text:tab/>Ty=SNP;Rk=0.41638;DT=1;UL=.;UR=.;CL=.;CR=.;Genome=A;Sd=1<text:tab/>GT:DP:PL:AD<text:tab/>1|1:35:606,71,28:3,32<text:tab/>0|1:26:403,41,43:4,22<text:tab/>1|1:34:617,79,18:2,32<text:tab/>0|1:46:316,14,356:24,22<text:tab/>0|<text:soft-page-break/>1:43:547,36,128:11,32</text:p>
            <text:p text:style-name="P17">Pseudomonas<text:tab/>1312837<text:tab/>14361<text:tab/>C<text:tab/>CGTAGAAGATCTC<text:tab/>.<text:tab/>PASS<text:tab/>Ty=DEL;Rk=0.26896;DT=0;UL=.;UR=.;CL=.;CR=.;Genome=.;Sd=-1<text:tab/>GT:DP:PL:AD<text:tab/>0/0:792:47,1978,15015:771,21<text:tab/>0/0:745:34,1905,14223:728,17<text:tab/>0/0:697:37,1765,13268:680,17<text:tab/>0/0:783:32,2016,14979:766,17<text:tab/>0/1:849:1303,868,12339:701,148</text:p>
            <text:p text:style-name="P17">Pseudomonas<text:tab/>1753272<text:tab/>6164<text:tab/>TGTGCAGGTCGAAGACTTGA<text:tab/>T<text:tab/>.<text:tab/>PASS<text:tab/>Ty=INS;Rk=0.13677;DT=0;UL=.;UR=.;CL=.;CR=.;Genome=.;Sd=1<text:tab/>GT:DP:PL:AD<text:tab/>0/0:1086:34,2817,20829:1064,22<text:tab/>0/0:1158:34,3011,22226:1135,23<text:tab/>0/0:1003:32,2608,19250:983,20<text:tab/>0/0:1486:124,3555,27823:1437,49<text:tab/>0/0:1132:585,1967,19224:1033,99</text:p>
          </table:table-cell>
        </table:table-row>
      </table:table>
      <text:p text:style-name="P6"/>
      <text:list xml:id="list1889565937123833784" text:style-name="L5">
        <text:list-item>
          <text:p text:style-name="P37">In this example, <text:span text:style-name="T74">the three types of DiscoSnp++ variants :</text:span> <text:span text:style-name="T75">in red : simple SNP ; in green close SNPs ; in black INDEL.</text:span> </text:p>
        </text:list-item>
        <text:list-item>
          <text:p text:style-name="P37">The <text:span text:style-name="T76">VCF file has the following fields</text:span> :</text:p>
          <text:list>
            <text:list-item>
              <text:p text:style-name="P38">CHROM <text:span text:style-name="T77">: chromosome id where the prediction is mapped, or </text:span><text:span text:style-name="T78">allele</text:span><text:span text:style-name="T77"> id of the upper path if the variant is unmapped or if no reference genome is provided.</text:span></text:p>
            </text:list-item>
            <text:list-item>
              <text:p text:style-name="P36"><text:span text:style-name="T81">POS</text:span><text:span text:style-name="T88"> </text:span><text:span text:style-name="T89">(1-based </text:span><text:span text:style-name="T90">leftmost position</text:span><text:span text:style-name="T89">)</text:span><text:span text:style-name="T88">: </text:span></text:p>
              <text:list>
                <text:list-item>
                  <text:p text:style-name="P40">If a reference genome is provided and if the variant is mapped on a unique position : <text:span text:style-name="T127">the mapping position of the variant</text:span></text:p>
                </text:list-item>
                <text:list-item>
                  <text:p text:style-name="P40">If a reference genome is provided and if the variant is not uniquely mapped : one of the positions of the variant (1-based lefmost position)</text:p>
                </text:list-item>
                <text:list-item>
                  <text:p text:style-name="P40">Else (no reference genome provided or unmapped variant) : position of the variant <text:span text:style-name="T128">on the upper path of the discoSnp++ prediction (including the left extension)</text:span></text:p>
                </text:list-item>
              </text:list>
            </text:list-item>
            <text:list-item>
              <text:p text:style-name="P47"><text:span text:style-name="T80">ID </text:span><text:span text:style-name="T87">: </text:span><text:span text:style-name="T91">identification of the variant </text:span><text:span text:style-name="T92">(</text:span><text:span text:style-name="T93">used </text:span><text:span text:style-name="T94">by</text:span><text:span text:style-name="T92"> DiscoSnp++)</text:span><text:span text:style-name="T91">. </text:span><text:span text:style-name="T95">For the close SNPs, the SNP number is added to the ID. Example : </text:span><text:span text:style-name="T123">10388_2 </text:span></text:p>
            </text:list-item>
            <text:list-item>
              <text:p text:style-name="P48"><text:span text:style-name="T124">REF </text:span><text:span text:style-name="T87">: </text:span></text:p>
              <text:list>
                <text:list-item>
                  <text:p text:style-name="P41">If one of the two <text:span text:style-name="T129">predicted allele</text:span> maps this position : the corresponding variant </text:p>
                </text:list-item>
                <text:list-item>
                  <text:p text:style-name="P41">Else, or if no reference genome provided : the lexicographically smallest of the two variants</text:p>
                </text:list-item>
                <text:list-item>
                  <text:p text:style-name="P41">In case of close SNPs : the first is defined as previously described. The following SNPs are those located on the same path </text:p>
                </text:list-item>
              </text:list>
            </text:list-item>
            <text:list-item>
              <text:p text:style-name="P52"><text:span text:style-name="T80">ALT</text:span><text:span text:style-name="T87"> : The variant non reported as the “REF” variant </text:span></text:p>
            </text:list-item>
            <text:list-item>
              <text:p text:style-name="P53"><text:span text:style-name="T80">QUAL</text:span><text:span text:style-name="T87"> : “.” </text:span><text:span text:style-name="T96">(unused)</text:span></text:p>
            </text:list-item>
            <text:list-item>
              <text:p text:style-name="P54"><text:span text:style-name="T80">FILTER</text:span><text:span text:style-name="T87"> : </text:span></text:p>
              <text:list>
                <text:list-item>
                  <text:p text:style-name="P42">PASS if the variant is mapped <text:span text:style-name="T128">at unique position</text:span></text:p>
                </text:list-item>
                <text:list-item>
                  <text:p text:style-name="P55"><text:span text:style-name="T97">M</text:span><text:span text:style-name="T87">ULTIPLE if the variant is mapped on multiple positions</text:span></text:p>
                </text:list-item>
                <text:list-item>
                  <text:p text:style-name="P43">“.” : if the variant is unmapped or if no reference genome is provided</text:p>
                </text:list-item>
              </text:list>
            </text:list-item>
            <text:list-item>
              <text:p text:style-name="P49"><text:span text:style-name="T124"><text:s/>INFO </text:span><text:span text:style-name="T87">: </text:span></text:p>
              <text:list>
                <text:list-item>
                  <text:p text:style-name="P49"><text:span text:style-name="T124">Ty </text:span><text:span text:style-name="T87">: Type of variant 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44"><text:soft-page-break/>SNP : If the variant is a simple SNP or close SNPs</text:p>
                                </text:list-item>
                                <text:list-item>
                                  <text:p text:style-name="P44">INS : If the variant mapped corresponds to the <text:span text:style-name="T130">longuest path ; the alt</text:span> carr<text:span text:style-name="T130">ies</text:span> the <text:span text:style-name="T130">deletion</text:span></text:p>
                                </text:list-item>
                                <text:list-item>
                                  <text:p text:style-name="P44">DEL : If the variant mapped corresponds to <text:span text:style-name="T130">the shortest</text:span> path ; <text:span text:style-name="T130">the alt</text:span> carr<text:span text:style-name="T130">ies</text:span> the deletio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9"><text:span text:style-name="T124">Rk</text:span><text:span text:style-name="T87"> : </text:span><text:span text:style-name="T98">Rank of the prediction computed by DiscoSnp++ </text:span><text:span text:style-name="T99">(if several datasets are used in DiscoSnp++, </text:span><text:span text:style-name="T100">ranks the predictions according to their read coverage in each condition <text:s/>favoring SNPs that are discriminant between conditions value between 0 and 1)</text:span><text:span text:style-name="T99"> </text:span></text:p>
                </text:list-item>
                <text:list-item>
                  <text:p text:style-name="P50"><text:span text:style-name="T124">DT</text:span><text:span text:style-name="T87"> : </text:span><text:span text:style-name="T101">If the variant is mapped on a unique position : distance of the mapping</text:span><text:span text:style-name="T102"> (number of mismatches)</text:span><text:span text:style-name="T101">. If the variant is unmapped or mapped on multiple positions : “-1”</text:span></text:p>
                </text:list-item>
                <text:list-item>
                  <text:p text:style-name="P51"><text:span text:style-name="T124">UL</text:span><text:span text:style-name="T87"> : </text:span><text:span text:style-name="T103">Length of the left unitig (“.” if not computed)</text:span></text:p>
                </text:list-item>
                <text:list-item>
                  <text:p text:style-name="P51"><text:span text:style-name="T124">UR</text:span><text:span text:style-name="T87"> : </text:span><text:span text:style-name="T103">Length of the right unitig (“.” if not computed)</text:span></text:p>
                </text:list-item>
                <text:list-item>
                  <text:p text:style-name="P51"><text:span text:style-name="T124">CL</text:span><text:span text:style-name="T87"> : </text:span><text:span text:style-name="T103">Length of the left contig (“.” if not computed)</text:span></text:p>
                </text:list-item>
                <text:list-item>
                  <text:p text:style-name="P36"><text:span text:style-name="T82">CR</text:span><text:span text:style-name="T104"> : </text:span><text:span text:style-name="T103">Length of the </text:span><text:span text:style-name="T105">right</text:span><text:span text:style-name="T103"> contig (“.” if not computed)</text:span></text:p>
                </text:list-item>
                <text:list-item>
                  <text:p text:style-name="P51"><text:span text:style-name="T124">Genome</text:span><text:span text:style-name="T87"> : </text:span><text:span text:style-name="T106">Applies only for SNPs when a reference genome is provided (“.” for INDELs and when no reference genome provide </text:span><text:span text:style-name="T107">or if the variant is unmapped</text:span><text:span text:style-name="T106">). Reference nucleotide </text:span><text:span text:style-name="T108">(!!nucleotide in the reference genome !! In general it is correspond to </text:span><text:span text:style-name="T109">the</text:span><text:span text:style-name="T108"> REF field ; </text:span><text:span text:style-name="T110">could be different for close snps</text:span><text:span text:style-name="T108">)</text:span><text:span text:style-name="T106">. </text:span><text:span text:style-name="T125">Important Remark</text:span><text:span text:style-name="T106"> : If one of the two predictions matches the reference : equal to the “REF” field, else equal to the nucleotide of the reference genome.</text:span></text:p>
                </text:list-item>
                <text:list-item>
                  <text:p text:style-name="P51"><text:span text:style-name="T124">Sd</text:span><text:span text:style-name="T87"> : </text:span><text:span text:style-name="T107">Applies only when a reference genome is provided (“.” if no reference genome provided or if the variant is unmapped</text:span><text:span text:style-name="T111">). </text:span><text:span text:style-name="T112">Strand of the prediction mapping. “1” : Forward ; “-1” : Reverse. </text:span><text:span text:style-name="T126">Important Remark </text:span><text:span text:style-name="T112">: Fields “REF” , “ALT” and “Genome” are based on the mapped predictions. If Sd is 1 then these fields correspond to the DiscoSnp++ prediction, else if the Sd is “-1”, then they correspond to the reverse complement of the DiscoSnp++ predictions.</text:span></text:p>
                </text:list-item>
              </text:list>
            </text:list-item>
            <text:list-item>
              <text:p text:style-name="P56"><text:span text:style-name="T83">F</text:span><text:span text:style-name="T80">ORMAT</text:span><text:span text:style-name="T87"> : </text:span><text:span text:style-name="T113">Description of the genotype field</text:span><text:span text:style-name="T114">s </text:span><text:span text:style-name="T115">(G1, G2, G3 …) </text:span></text:p>
              <text:list>
                <text:list-item>
                  <text:p text:style-name="P57"><text:span text:style-name="T80">GT</text:span><text:span text:style-name="T87"> : genotype, encodes as allele values </text:span><text:span text:style-name="T116">with 0 corresponding to the reference and 1 to the alternative</text:span><text:span text:style-name="T87">. </text:span><text:span text:style-name="T117">About genotypes 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45"><text:s/>If the separator is a “/” the genotype<text:span text:style-name="T131">s</text:span> <text:span text:style-name="T131">are</text:span> unphased <text:s/>( INDEL, Simple SNP)</text:p>
                                </text:list-item>
                                <text:list-item>
                                  <text:p text:style-name="P46">If the separator is a “|” the genotype<text:span text:style-name="T131">s</text:span> are phased (Close SNPs with the same ID )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7"><text:span text:style-name="T80">DP</text:span><text:span text:style-name="T87"> : </text:span><text:span text:style-name="T118">C</text:span><text:span text:style-name="T119">um</text:span><text:span text:style-name="T120">u</text:span><text:span text:style-name="T119">l</text:span><text:span text:style-name="T120">a</text:span><text:span text:style-name="T119">ted</text:span><text:span text:style-name="T118"> depth across samples (sum)</text:span></text:p>
                </text:list-item>
                <text:list-item>
                  <text:p text:style-name="P36"><text:span text:style-name="T84">PL</text:span><text:span text:style-name="T115"> : </text:span><text:span text:style-name="T118">Phred-scaled Genotype Likelihood (given by DiscoSnp++)</text:span></text:p>
                </text:list-item>
                <text:list-item>
                  <text:p text:style-name="P58"><text:span text:style-name="T85">A</text:span><text:span text:style-name="T80">D</text:span><text:span text:style-name="T87"> : </text:span><text:span text:style-name="T121">Depth of each allele by sample</text:span></text:p>
                </text:list-item>
              </text:list>
            </text:list-item>
          </text:list>
        </text:list-item>
      </text:list>
      <text:h text:style-name="P61" text:outline-level="2"><text:soft-page-break/><text:span text:style-name="T13">Example</text:span><text:span text:style-name="T15">s</text:span></text:h>
      <text:list xml:id="list101450193407238" text:continue-numbering="true" text:style-name="L5">
        <text:list-item>
          <text:list>
            <text:list-item>
              <text:p text:style-name="P54"><text:span text:style-name="T80">FILTER</text:span><text:span text:style-name="T87"> </text:span><text:span text:style-name="T86">Fields</text:span><text:span text:style-name="T87">: </text:span></text:p>
              <text:list>
                <text:list-item>
                  <text:p text:style-name="P42">PASS if the variant is mapped <text:span text:style-name="T128">at unique position</text:span></text:p>
                </text:list-item>
                <text:list-item>
                  <text:p text:style-name="P55"><text:span text:style-name="T97">M</text:span><text:span text:style-name="T87">ULTIPLE if the variant is mapped on multiple position</text:span><text:span text:style-name="T122">s</text:span></text:p>
                </text:list-item>
                <text:list-item>
                  <text:p text:style-name="P43">“.” : if the variant is unmapped or if no reference genome is provided</text:p>
                </text:list-item>
              </text:list>
            </text:list-item>
          </text:list>
        </text:list-item>
      </text:list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1">#CHROM<text:tab/>POS<text:tab/>ID<text:tab/>REF<text:tab/>ALT<text:tab/>QUAL<text:tab/>FILTER<text:tab/>INFO<text:tab/>FORMAT<text:tab/>G1<text:tab/>G2<text:tab/>G3<text:tab/>G4<text:tab/>G5</text:p>
            <text:p text:style-name="P18">Pseudomonas<text:tab/>1945315<text:tab/>8816<text:tab/>C<text:tab/>G<text:tab/>.<text:tab/><text:span text:style-name="T132">PASS</text:span><text:tab/>Ty=SNP;Rk=0.63574;DT=1;UL=.;UR=.;CL=.;CR=.;Genome=C;Sd=1<text:tab/>GT:DP:PL:AD<text:tab/>1/1:8:135,19,16:1,7<text:tab/>0/0:2:4,10,44:2,0<text:tab/>0/0:1:4,7,24:1,0<text:tab/>0/1:8:30,14,110:6,2<text:tab/>0/1:5:54,9,34:2,3</text:p>
            <text:p text:style-name="P18">Pseudomonas<text:tab/>3190754<text:tab/>768<text:tab/>A<text:tab/>G<text:tab/>.<text:tab/><text:span text:style-name="T132">MULTIPLE</text:span><text:tab/>Ty=SNP;Rk=0.06837;DT=0;UL=.;UR=.;CL=.;CR=.;Genome=A;Sd=-1<text:tab/>GT:DP:PL:AD<text:tab/>0/1:1254:8182,28,9459:659,595<text:tab/>0/1:1235:9809,42,7594:562,673<text:tab/>0/1:903:7217,37,5521:409,494<text:tab/>0/1:473:4217,52,2520:194,279<text:tab/>0/1:1416:10513,26,9395:680,736</text:p>
          </table:table-cell>
        </table:table-row>
      </table:table>
      <text:p text:style-name="P5"/>
      <text:list xml:id="list101449149050872" text:continue-numbering="true" text:style-name="L5">
        <text:list-item>
          <text:list>
            <text:list-item>
              <text:p text:style-name="P39">VCF for IGV : <text:span text:style-name="T79">If you want to use IGV </text:span><text:span text:style-name="T47">(Integrative Genomics Viewer) </text:span><text:span text:style-name="T48">to visualize your data, VCF_creator can create a vcf specific to IGV (0-based, </text:span><text:span text:style-name="T49">sorted by position</text:span><text:span text:style-name="T50">s</text:span><text:span text:style-name="T49">, and without unmapped variants)</text:span></text:p>
            </text:list-item>
          </text:list>
        </text:list-item>
      </text:list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1">#CHROM<text:tab/>POS<text:tab/>ID<text:tab/>REF<text:tab/>ALT<text:tab/>QUAL<text:tab/>FILTER<text:tab/>INFO<text:tab/>FORMAT<text:tab/>G1<text:tab/>G2<text:tab/>G3<text:tab/>G4<text:tab/>G5</text:p>
            <text:p text:style-name="P19">Pseudomonas<text:tab/><text:span text:style-name="T133">1206</text:span><text:tab/>7667_1<text:tab/>G<text:tab/>T<text:tab/>.<text:tab/>PASS<text:tab/>Ty=SNP;Rk=0.10501;DT=1;UL=.;UR=.;CL=.;CR=.;Genome=G;Sd=-1<text:tab/>GT:DP:PL:AD<text:tab/>0|1:115:1172,36,513:41,74<text:tab/>0|1:142:1154,19,875:64,78<text:tab/>0|1:90:707,16,587:42,48<text:tab/>0|1:111:1190,43,452:37,74<text:tab/>0|1:102:960,26,521:40,62</text:p>
            <text:p text:style-name="P19">Pseudomonas<text:tab/><text:span text:style-name="T133">1210</text:span><text:tab/>7667_2<text:tab/>T<text:tab/>G<text:tab/>.<text:tab/>PASS<text:tab/>Ty=SNP;Rk=0.10501;DT=1;UL=.;UR=.;CL=.;CR=.;Genome=T;Sd=-1<text:tab/>GT:DP:PL:AD<text:tab/>0|1:115:1172,36,513:41,74<text:tab/>0|1:142:1154,19,875:64,78<text:tab/>0|1:90:707,16,587:42,48<text:tab/>0|1:111:1190,43,452:37,74<text:tab/>0|1:102:960,26,521:40,62</text:p>
            <text:p text:style-name="P19">Pseudomonas<text:tab/><text:span text:style-name="T133">1214</text:span><text:tab/>8588<text:tab/>T<text:tab/>G<text:tab/>.<text:tab/>PASS<text:tab/>Ty=SNP;Rk=0.02395;DT=0;UL=.;UR=.;CL=.;CR=.;Genome=T;Sd=1<text:tab/>GT:DP:PL:AD<text:tab/>0/0:1059:32,2755,20328:1038,21<text:tab/>0/0:1288:16,3518,25081:1272,16<text:tab/>0/0:830:21,2204,16026:816,14<text:tab/>0/0:907:14,2486,17676:896,11<text:tab/>0/0:993:19,2666,19237:978,15</text:p>
            <text:p text:style-name="P19">Pseudomonas<text:tab/><text:span text:style-name="T133">1217</text:span><text:tab/>12549_2<text:tab/>A<text:tab/>G<text:tab/>.<text:tab/>PASS<text:tab/>Ty=SNP;Rk=0.05280;DT=1;UL=.;UR=.;CL=.;CR=.;Genome=A;Sd=1<text:tab/>GT:DP:PL:AD<text:tab/>0|1:284:1659,27,2378:160,124<text:tab/>0|1:379:2586,19,2766:194,185<text:tab/>0|1:231:1509,19,1768:122,109<text:tab/>0|1:321:1852,30,2710:182,139<text:tab/>0|1:260:1820,17,1860:131,129</text:p>
            <text:p text:style-name="P19">Pseudomonas<text:tab/><text:span text:style-name="T133">1237</text:span><text:tab/>10749<text:tab/>T<text:tab/>G<text:tab/>.<text:tab/>PASS<text:tab/>Ty=SNP;Rk=0.02921;DT=0;UL=.;UR=.;CL=.;CR=.;Genome=T;Sd=1<text:tab/>GT:DP:PL:AD<text:tab/>0/0:995:14,2806,19551:987,8<text:tab/>0/0:1252:15,3550,24642:1243,9<text:tab/>0/0:784:14,2240,15461:779,5<text:tab/>0/0:812:31,2420,16195:811,1<text:tab/>0/0:944:15,2696,18615:938,6</text:p>
            <text:p text:style-name="P19">Pseudomonas<text:tab/><text:span text:style-name="T133">1243</text:span><text:tab/>860<text:tab/>T<text:tab/>G<text:tab/>.<text:tab/>PASS<text:tab/>Ty=SNP;Rk=0.02113;DT=0;UL=.;UR=.;CL=.;CR=.;Genome=T;Sd=-1<text:tab/>GT:DP:PL:AD<text:tab/>0/0:1008:14,2845,19811:1000,8<text:tab/>0/0:1247:15,3535,24542:1238,9<text:tab/>0/0:775:19,2258,15366:772,3<text:tab/>0/0:782:13,2213,15380:776,6<text:tab/>0/0:921:20,2672,18240:917,4</text:p>
            <text:p text:style-name="P19">Pseudomonas<text:tab/><text:span text:style-name="T133">5133</text:span><text:tab/>14601<text:tab/>C<text:tab/>A<text:tab/>.<text:tab/>PASS<text:tab/>Ty=SNP;Rk=0.04497;DT=0;UL=.;UR=.;CL=.;CR=.;Genome=C;Sd=1<text:tab/>GT:DP:PL:AD<text:tab/>0/0:1458:41,4306,29017:1455,3<text:tab/>0/0:1613:75,4860,32264:1613,0<text:tab/>0/0:1044:20,3017,20654:1039,5<text:tab/>0/0:1013:48,3054,20264:1013,0<text:tab/>0/0:1215:46,3631,24253:1214,1</text:p>
            <text:p text:style-name="P19">Pseudomonas<text:tab/><text:span text:style-name="T133">6702</text:span><text:tab/>8511_1<text:tab/>T<text:tab/>G<text:tab/>.<text:tab/>PASS<text:tab/>Ty=SNP;Rk=0.05088;DT=1;UL=.;UR=.;CL=.;CR=.;Genome=T;Sd=1<text:tab/>GT:DP:PL:AD<text:tab/>0|1:200:1360,17,1479:103,97<text:tab/>0|1:196:1177,22,1616:109,87<text:tab/>0|1:118:843,16,843:59,59<text:tab/>0|1:182:1041,25,1560:104,78<text:tab/>0|1:160:1040,18,1239:85,75</text:p>
          </table:table-cell>
        </table:table-row>
      </table:table>
      <text:h text:style-name="P60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-Regular" svg:font-family="Menlo-Regular"/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loe riou</meta:initial-creator>
    <meta:creation-date>2015-04-29T16:43:47.687170627</meta:creation-date>
    <dc:date>2015-04-29T16:45:12.491720519</dc:date>
    <dc:creator>chloe riou</dc:creator>
    <meta:editing-duration>PT1M24S</meta:editing-duration>
    <meta:editing-cycles>1</meta:editing-cycles>
    <meta:generator>LibreOffice/4.3.6.2$Linux_X86_64 LibreOffice_project/430$Build-2</meta:generator>
    <meta:document-statistic meta:table-count="4" meta:image-count="0" meta:object-count="0" meta:page-count="5" meta:paragraph-count="117" meta:word-count="1646" meta:character-count="11894" meta:non-whitespace-character-count="10405"/>
  </office:meta>
</office:document-meta>
</file>